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6pt" style:font-size-asian="6pt" style:font-size-complex="6pt"/>
    </style:style>
    <style:style style:name="P3" style:family="paragraph" style:parent-style-name="Standard" style:list-style-name="L2"/>
    <style:style style:name="P4" style:family="paragraph" style:parent-style-name="Standard" style:list-style-name="L2">
      <style:paragraph-properties fo:text-align="justify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Text_20_body" style:master-page-name="Standard">
      <style:paragraph-properties style:page-number="auto"/>
      <style:text-properties fo:font-weight="bold" style:font-weight-asian="bold" style:font-weight-complex="bold"/>
    </style:style>
    <style:style style:name="P7" style:family="paragraph" style:parent-style-name="Text_20_body" style:list-style-name="L4">
      <style:paragraph-properties fo:text-align="justify" style:justify-single-word="false"/>
    </style:style>
    <style:style style:name="P8" style:family="paragraph" style:parent-style-name="Text_20_body" style:list-style-name="L5">
      <style:paragraph-properties fo:text-align="justify" style:justify-single-word="false"/>
    </style:style>
    <style:style style:name="P9" style:family="paragraph" style:parent-style-name="Text_20_body" style:list-style-name="L5">
      <style:paragraph-properties fo:margin-top="0cm" fo:margin-bottom="0cm" fo:text-align="justify" style:justify-single-word="false"/>
    </style:style>
    <style:style style:name="P10" style:family="paragraph" style:parent-style-name="Text_20_body" style:list-style-name="L4">
      <style:paragraph-properties fo:text-align="justify" style:justify-single-word="false"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Arial" style:font-size-complex="12pt" style:language-complex="ar" style:country-complex="SA"/>
    </style:style>
    <style:style style:name="P11" style:family="paragraph" style:parent-style-name="Text_20_body" style:list-style-name="L4">
      <style:paragraph-properties fo:text-align="justify" style:justify-single-word="false" fo:orphans="2" fo:widows="2" style:writing-mode="lr-tb"/>
    </style:style>
    <style:style style:name="P12" style:family="paragraph" style:parent-style-name="Preformatted_20_Text">
      <style:paragraph-properties fo:text-align="justify" style:justify-single-word="false"/>
      <style:text-properties fo:font-size="6pt" style:font-size-asian="6pt" style:font-size-complex="6pt"/>
    </style:style>
    <style:style style:name="P13" style:family="paragraph" style:parent-style-name="Preformatted_20_Text">
      <style:paragraph-properties fo:margin-left="1.293cm" fo:margin-right="0cm" fo:text-indent="0cm" style:auto-text-indent="false"/>
      <style:text-properties fo:font-size="6pt" style:font-size-asian="6pt" style:font-size-complex="6pt"/>
    </style:style>
    <style:style style:name="P14" style:family="paragraph" style:parent-style-name="Preformatted_20_Text">
      <style:paragraph-properties fo:margin-left="1.293cm" fo:margin-right="0cm" fo:text-align="justify" style:justify-single-word="false" fo:text-indent="0cm" style:auto-text-indent="false"/>
      <style:text-properties fo:font-size="6pt" style:font-size-asian="6pt" style:font-size-complex="6pt"/>
    </style:style>
    <style:style style:name="P15" style:family="paragraph" style:parent-style-name="Preformatted_20_Text">
      <style:paragraph-properties fo:margin-left="1.575cm" fo:margin-right="0cm" fo:text-indent="0cm" style:auto-text-indent="false"/>
      <style:text-properties fo:font-size="6pt" style:font-size-asian="6pt" style:font-size-complex="6pt"/>
    </style:style>
    <style:style style:name="P16" style:family="paragraph" style:parent-style-name="Preformatted_20_Text">
      <style:paragraph-properties fo:margin-left="1.575cm" fo:margin-right="0cm" fo:margin-top="0cm" fo:margin-bottom="0.499cm" fo:text-align="justify" style:justify-single-word="false" fo:text-indent="0cm" style:auto-text-indent="false"/>
      <style:text-properties fo:font-size="6pt" style:font-size-asian="6pt" style:font-size-complex="6pt"/>
    </style:style>
    <style:style style:name="T1" style:family="text">
      <style:text-properties style:font-name="Times New Roman"/>
    </style:style>
    <style:style style:name="T2" style:family="text">
      <style:text-properties style:use-window-font-color="true" style:font-name="Times New Roman" fo:font-size="12pt" fo:language="es" fo:country="ES" style:font-name-asian="Times New Roman" style:font-size-asian="12pt" style:font-name-complex="Arial" style:font-size-complex="12pt" style:language-complex="ar" style:country-complex="SA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jercicios Javascript – Eventos y formularios</text:p>
      <text:list xml:id="list398092254" text:style-name="L4">
        <text:list-item>
          <text:p text:style-name="P7">A partir de la página web proporcionada, completar el código JavaScript para que:</text:p>
        </text:list-item>
      </text:list>
      <text:list xml:id="list1737657751" text:style-name="L5">
        <text:list-item>
          <text:p text:style-name="P9">Cuando se pinche sobre el primer enlace, se oculte su sección relacionada </text:p>
        </text:list-item>
        <text:list-item>
          <text:p text:style-name="P9">Cuando se vuelva a pinchar sobre el mismo enlace, se muestre otra vez esa sección de contenidos </text:p>
        </text:list-item>
        <text:list-item>
          <text:p text:style-name="P9">Completar el resto de enlaces de la página para que su comportamiento sea idéntico al del primer enlace </text:p>
        </text:list-item>
        <text:list-item>
          <text:p text:style-name="P8">Cuando una sección se oculte, debe cambiar el mensaje del enlace asociado (pista: propiedad <text:span text:style-name="Source_20_Text"><text:span text:style-name="T1">innerHTML</text:span></text:span>) </text:p>
        </text:list-item>
      </text:list>
      <text:list xml:id="list1331368568" text:continue-list="list398092254" text:style-name="L4">
        <text:list-item>
          <text:p text:style-name="P10">Realiza el ejercicio anterior pasando this como parámetro (y sin pasar un nº 1, 2 o 3). Pista: puedes utilizar la función de DOM previousSibling.</text:p>
        </text:list-item>
        <text:list-item>
          <text:p text:style-name="P10">Adapta el ejercicio 2 para no tener que utilizar this, usando manejadores semánticos.</text:p>
        </text:list-item>
      </text:list>
      <text:p text:style-name="P1"/>
      <text:p text:style-name="P1"/>
      <text:list xml:id="list1668814920" text:continue-numbering="true" text:style-name="L4">
        <text:list-item>
          <text:p text:style-name="P10">Crear un programa que nos muestre las coordenadas del ratón dentro del navegador y dentro de la página en la que estamos. Deben quedar claras las diferencias entre las propiedades screen, page y client del evento. </text:p>
        </text:list-item>
      </text:list>
      <text:p text:style-name="P1"/>
      <text:list xml:id="list1451527535" text:continue-numbering="true" text:style-name="L4">
        <text:list-item>
          <text:p text:style-name="P11"><text:span text:style-name="T2">Crear un script que informe al usuario en que zona de la pantalla ha pulsado el ratón. Las zonas definidas son las siguientes: izquierda arriba, izquierda abajo, derecha arriba y derecha abajo. Para determinar el tamaño de la ventana del navegador, utilizar la función </text:span><text:span text:style-name="Source_20_Text"><text:span text:style-name="T2">tamanoVentanaNavegador()</text:span></text:span><text:span text:style-name="T2"> proporcionada.</text:span></text:p>
          <text:p text:style-name="P11"><text:span text:style-name="T2"/></text:p>
        </text:list-item>
        <text:list-item>
          <text:p text:style-name="P11"><text:span text:style-name="T2">Divide la pantalla en 4 zonas iguales con colores rojo, amarillo, azul y verde. Al pulsar sobre una de ellas, debe aparecer un alert que nos indique el color del área sobre la que se ha hecho clic.</text:span></text:p>
        </text:list-item>
      </text:list>
      <text:p text:style-name="P1"/>
      <text:list xml:id="list1899622059" text:continue-numbering="true" text:style-name="L4">
        <text:list-item>
          <text:p text:style-name="P10">Modifica la siguiente función para crear tres cajas de texto, para insertar números, caracteres o ambos. El máximo número de caracteres que puede haber en cada caja son 10. </text:p>
        </text:list-item>
      </text:list>
      <text:p text:style-name="P14">function permite(elEvento, permitidos) {</text:p>
      <text:p text:style-name="P13">// Variables que definen los caracteres permitidos</text:p>
      <text:p text:style-name="P13"><text:s text:c="2"/>var numeros = "0123456789";</text:p>
      <text:p text:style-name="P13"><text:s text:c="2"/>var caracteres = " abcdefghijklmnñopqrstuvwxyzABCDEFGHIJKLMNÑOPQRSTUVWXYZ";</text:p>
      <text:p text:style-name="P13"><text:s text:c="2"/>var numeros_caracteres = numeros + caracteres;</text:p>
      <text:p text:style-name="P13"><text:s text:c="2"/>var teclas_especiales = [8, 37, 39, 46];</text:p>
      <text:p text:style-name="P13"><text:s text:c="2"/>// 8 = BackSpace, 46 = Supr, 37 = flecha izquierda, 39 = flecha derecha</text:p>
      <text:p text:style-name="P13"><text:s text:c="2"/>// Seleccionar los caracteres a partir del parámetro de la función</text:p>
      <text:p text:style-name="P13"><text:s text:c="2"/>switch(permitidos) {</text:p>
      <text:p text:style-name="P13"><text:s text:c="4"/>case 'num':</text:p>
      <text:p text:style-name="P13"><text:s text:c="6"/>permitidos = numeros;</text:p>
      <text:p text:style-name="P13"><text:s text:c="6"/>break;</text:p>
      <text:p text:style-name="P13"><text:s text:c="4"/>case 'car':</text:p>
      <text:p text:style-name="P13"><text:s text:c="6"/>permitidos = caracteres;</text:p>
      <text:p text:style-name="P13"><text:s text:c="6"/>break;</text:p>
      <text:p text:style-name="P13"><text:s text:c="4"/>case 'num_car':</text:p>
      <text:p text:style-name="P13"><text:s text:c="6"/>permitidos = numeros_caracteres;</text:p>
      <text:p text:style-name="P13"><text:s text:c="6"/>break;</text:p>
      <text:p text:style-name="P13"><text:s text:c="2"/>}</text:p>
      <text:p text:style-name="P13"><text:s text:c="2"/>// Obtener la tecla pulsada </text:p>
      <text:p text:style-name="P13"><text:s text:c="2"/>var evento = elEvento || window.event;</text:p>
      <text:p text:style-name="P13"><text:s text:c="2"/>var codigoCaracter = evento.charCode || evento.keyCode;</text:p>
      <text:p text:style-name="P13"><text:s text:c="2"/>var caracter = String.fromCharCode(codigoCaracter);</text:p>
      <text:p text:style-name="P13"><text:s text:c="2"/>// Comprobar si la tecla pulsada es alguna de las teclas especiales</text:p>
      <text:p text:style-name="P13"><text:s text:c="2"/>// (teclas de borrado y flechas horizontales)</text:p>
      <text:p text:style-name="P13"><text:s text:c="2"/>var tecla_especial = false;</text:p>
      <text:p text:style-name="P13"><text:s text:c="2"/>for(var i in teclas_especiales) {</text:p>
      <text:p text:style-name="P15"><text:soft-page-break/><text:s text:c="4"/>if(codigoCaracter == teclas_especiales[i]) {</text:p>
      <text:p text:style-name="P15"><text:s text:c="6"/>tecla_especial = true;</text:p>
      <text:p text:style-name="P15"><text:s text:c="6"/>break;</text:p>
      <text:p text:style-name="P15"><text:s text:c="4"/>}</text:p>
      <text:p text:style-name="P15"><text:s text:c="2"/>}</text:p>
      <text:p text:style-name="P15"><text:s text:c="2"/>// Comprobar si la tecla pulsada se encuentra en los caracteres permitidos</text:p>
      <text:p text:style-name="P15"><text:s text:c="2"/>// o si es una tecla especial</text:p>
      <text:p text:style-name="P15"><text:s text:c="2"/>return permitidos.indexOf(caracter) != -1 || tecla_especial;</text:p>
      <text:p text:style-name="P15">}</text:p>
      <text:p text:style-name="P15">// Sólo números</text:p>
      <text:p text:style-name="P15">&lt;input type="text" id="texto" onkeypress="return permite(event, 'num')" /&gt;</text:p>
      <text:p text:style-name="P15">// Sólo letras</text:p>
      <text:p text:style-name="P15">&lt;input type="text" id="texto" onkeypress="return permite(event, 'car')" /&gt;</text:p>
      <text:p text:style-name="P15">// Sólo letras o números</text:p>
      <text:p text:style-name="P16">&lt;input type="text" id="texto" onkeypress="return permite(event, 'num_car')" /&gt;</text:p>
      <text:p text:style-name="P1"/>
      <text:list xml:id="list2122362422" text:continue-numbering="true" text:style-name="L4">
        <text:list-item>
          <text:p text:style-name="P11"><text:span text:style-name="T2">Crear una caja de texto donde quepan 100 caracteres, y que a medidas que escribamos nos avise del número de caracteres que quedan libres. Además, se debe permitir pulsar las teclas </text:span><text:span text:style-name="Source_20_Text"><text:span text:style-name="T2">Backspace</text:span></text:span><text:span text:style-name="T2">, </text:span><text:span text:style-name="Source_20_Text"><text:span text:style-name="T2">Supr.</text:span></text:span><text:span text:style-name="T2"> y las flechas horizontales cuando se haya llegado al máximo número de caracteres. </text:span></text:p>
        </text:list-item>
      </text:list>
      <text:p text:style-name="P1"/>
      <text:p text:style-name="P12"/>
      <text:p text:style-name="P2"/>
      <text:list xml:id="list839898451" text:continue-numbering="true" text:style-name="L4">
        <text:list-item>
          <text:p text:style-name="P10">Crea dos formularios. El primero pedirá <text:s/>al usuario su nombre, apellido, teléfono, correo electrónico y dni. El segundo pedirá su dirección: dirección, código postal, localidad y provincia. Comprueba mediante expresiones regulares y lanzando un alert que:</text:p>
        </text:list-item>
      </text:list>
      <text:list xml:id="list5379344041" text:style-name="L2">
        <text:list-item>
          <text:p text:style-name="P3">Nombre y apellido no tengan números y no estén vacíos.</text:p>
        </text:list-item>
        <text:list-item>
          <text:p text:style-name="P3">Que el DNI sea de la forma nueve digitos + letra.</text:p>
        </text:list-item>
        <text:list-item>
          <text:p text:style-name="P3">Que el teléfono tenga nueve digitos exclusivamente.</text:p>
        </text:list-item>
        <text:list-item>
          <text:p text:style-name="P4">Que el correo electrónico sea de la forma <text:a xlink:type="simple" xlink:href="mailto:texto@texto.texto">texto@texto.texto</text:a></text:p>
        </text:list-item>
        <text:list-item>
          <text:p text:style-name="P4">Coloca el foco en el segundo elemento del primer formulario por defecto (apellido).</text:p>
        </text:list-item>
      </text:list>
      <text:p text:style-name="P2"/>
      <text:p text:style-name="P2"/>
      <text:p text:style-name="P2"/>
      <text:p text:style-name="P2"/>
      <text:list xml:id="list219386292" text:continue-list="list839898451" text:style-name="L4">
        <text:list-item>
          <text:p text:style-name="P10">Modifica el ejercicio anterior para que cada vez que haya un error aplique un estilo al campo que origina el error y no envíe el formulario. Cada vez que se le de a enviar, debe “borrar” los errores previo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TML_20_con_20_formato_20_previo" style:display-name="HTML con formato previo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size-asian="10pt" style:font-name-complex="Courier New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WW8Num1z0" style:family="text">
      <style:text-properties style:font-name="Arial" style:font-name-asian="Times New Roman" style:font-name-complex="Aria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WW8Num2z0" style:family="text">
      <style:text-properties style:font-name="Arial" style:font-name-asian="Times New Roman" style:font-name-complex="Aria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style:style style:name="Fuente_20_de_20_párrafo_20_predeter." style:display-name="Fuente de párrafo predeter." style:family="text"/>
    <style:style style:name="kw2" style:family="text" style:parent-style-name="Fuente_20_de_20_párrafo_20_predeter."/>
    <style:style style:name="nu0" style:family="text" style:parent-style-name="Fuente_20_de_20_párrafo_20_predeter."/>
    <style:style style:name="st0" style:family="text" style:parent-style-name="Fuente_20_de_20_párrafo_20_predeter."/>
    <style:style style:name="Source_20_Text" style:display-name="Source Text" style:family="text">
      <style:text-properties style:font-name="DejaVu Sans Mono" style:font-name-asian="WenQuanYi Micro Hei" style:font-name-complex="DejaVu Sans Mono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Aria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Aria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nunciados Java Script:</dc:title>
    <meta:initial-creator>Marian</meta:initial-creator>
    <meta:creation-date>2010-10-14T07:24:00</meta:creation-date>
    <dc:creator>juanda </dc:creator>
    <dc:date>2012-10-24T22:24:27</dc:date>
    <meta:editing-cycles>3</meta:editing-cycles>
    <meta:editing-duration>PT3H32M45S</meta:editing-duration>
    <meta:generator>LibreOffice/3.5$Linux_X86_64 LibreOffice_project/350m1$Build-2</meta:generator>
    <meta:document-statistic meta:table-count="0" meta:image-count="0" meta:object-count="0" meta:page-count="2" meta:paragraph-count="62" meta:word-count="655" meta:character-count="1985" meta:non-whitespace-character-count="3542"/>
    <meta:user-defined meta:name="Información 1"/>
    <meta:user-defined meta:name="Información 2"/>
    <meta:user-defined meta:name="Información 3"/>
    <meta:user-defined meta:name="Información 4"/>
  </office:meta>
</office:document-meta>
</file>